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CodeAndEqualsSafeSetTest.can_remove_a_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CodeAndEqualsSafeSetTest.can_add_a_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CodeAndEqualsSafeSetTest.mock_with_failing_hashCode_method_can_be_a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Test.can_retain_a_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CodeAndEqualsSafeSetTest.isEqualToIt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AndEqualsSafeSetTest.can_it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CodeAndEqualsSafeSetTest.removeB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Test.hashCodeIsEqualIfContent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AndEqualsSafeSetTest.isNotEqualToAnOtherTypeOfSetWithSam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AndEqualsSafeSetTest.toArray_just_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CodeAndEqualsSafeSetTest.toStringIsNotNullO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AndEqualsSafeSetTest.isNotEqualWhenContentIs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AndEqualsSafeSetTest.can_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Test.mock_with_failing_equals_method_can_be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Test.can_add_mock_that_have_failing_hashCode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Test.cloneIs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Test.isEmptyAfter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mockableHashCodeAndEquals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ckableHashCodeAndEqual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